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BatangChe" svg:font-family="BatangChe" style:font-family-generic="modern" style:font-pitch="fixed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_20_2">
      <style:text-properties fo:language="ru" fo:country="RU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paragraph-properties fo:text-align="start" style:justify-single-word="false"/>
      <style:text-properties fo:language="ru" fo:country="RU"/>
    </style:style>
    <style:style style:name="P6" style:family="paragraph" style:parent-style-name="Text_20_body">
      <style:paragraph-properties fo:text-align="center" style:justify-single-word="false"/>
      <style:text-properties fo:language="ru" fo:country="RU"/>
    </style:style>
    <style:style style:name="P7" style:family="paragraph" style:parent-style-name="Text_20_body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 style:list-style-name="L1">
      <style:paragraph-properties fo:text-align="start" style:justify-single-word="false"/>
    </style:style>
    <style:style style:name="P10" style:family="paragraph" style:parent-style-name="Text_20_body" style:list-style-name="L2">
      <style:paragraph-properties fo:text-align="start" style:justify-single-word="false"/>
    </style:style>
    <style:style style:name="P11" style:family="paragraph" style:parent-style-name="Text_20_body" style:list-style-name="L1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language="en" fo:country="US"/>
    </style:style>
    <style:style style:name="P13" style:family="paragraph" style:parent-style-name="Text_20_body">
      <style:paragraph-properties fo:text-align="start" style:justify-single-word="false"/>
      <style:text-properties fo:language="lv" fo:country="LV"/>
    </style:style>
    <style:style style:name="P14" style:family="paragraph" style:parent-style-name="Text_20_body" style:list-style-name="L2">
      <style:paragraph-properties fo:text-align="start" style:justify-single-word="false"/>
      <style:text-properties fo:language="lv" fo:country="LV"/>
    </style:style>
    <style:style style:name="P15" style:family="paragraph" style:parent-style-name="Text_20_body">
      <style:paragraph-properties fo:text-align="center" style:justify-single-word="false"/>
      <style:text-properties style:font-name="Lucida Console" fo:language="en" fo:country="US" fo:font-weight="normal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Lucida Console"/>
    </style:style>
    <style:style style:name="P17" style:family="paragraph" style:parent-style-name="Text_20_body">
      <style:paragraph-properties fo:text-align="center" style:justify-single-word="false"/>
      <style:text-properties style:font-name="Lucida Console" fo:language="ru" fo:country="RU" fo:font-weight="normal" style:font-weight-asian="normal" style:font-weight-complex="normal"/>
    </style:style>
    <style:style style:name="P18" style:family="paragraph" style:parent-style-name="Heading_20_3">
      <style:text-properties fo:language="en" fo:country="US"/>
    </style:style>
    <style:style style:name="P19" style:family="paragraph" style:parent-style-name="Heading_20_3">
      <style:text-properties fo:language="lv" fo:country="LV"/>
    </style:style>
    <style:style style:name="P20" style:family="paragraph" style:parent-style-name="Heading_20_3">
      <style:paragraph-properties fo:break-before="page"/>
    </style:style>
    <style:style style:name="P21" style:family="paragraph" style:parent-style-name="Heading_20_3">
      <style:paragraph-properties fo:break-before="page"/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italic" style:font-style-asian="italic" style:font-style-complex="italic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language="lv" fo:country="LV"/>
    </style:style>
    <style:style style:name="T13" style:family="text">
      <style:text-properties fo:language="lv" fo:country="LV" fo:font-style="italic" style:font-style-asian="italic" style:font-style-complex="italic"/>
    </style:style>
    <style:style style:name="T14" style:family="text">
      <style:text-properties fo:language="lv" fo:country="LV" fo:font-style="normal" style:font-style-asian="normal" style:font-style-complex="normal"/>
    </style:style>
    <style:style style:name="T15" style:family="text">
      <style:text-properties fo:language="lv" fo:country="LV"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BatangChe" fo:language="en" fo:country="US" fo:font-style="normal" style:font-style-asian="normal" style:font-style-complex="normal"/>
    </style:style>
    <style:style style:name="T19" style:family="text">
      <style:text-properties style:font-name="Courier New" fo:language="en" fo:country="US" fo:font-style="normal" style:font-style-asian="normal" style:font-style-complex="normal"/>
    </style:style>
    <style:style style:name="T20" style:family="text">
      <style:text-properties style:font-name="Miriam Fixed" fo:language="en" fo:country="US" fo:font-style="normal" style:font-style-asian="normal" style:font-style-complex="normal"/>
    </style:style>
    <style:style style:name="T21" style:family="text">
      <style:text-properties style:font-name="Lucida Console" fo:language="en" fo:country="US"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EST API</text:h>
      <text:p text:style-name="P1"><text:tab/><text:span text:style-name="T1">Здесь описываются доступные </text:span><text:span text:style-name="T6">REST API </text:span><text:span text:style-name="T1">операции. Общий адрес для всех </text:span><text:span text:style-name="T6">REST API </text:span><text:span text:style-name="T1">операций:</text:span><text:span text:style-name="T2"> </text:span><text:span text:style-name="T7">http://localhost:9001/api/</text:span></text:p>
      <text:h text:style-name="Heading_20_2" text:outline-level="2"><text:span text:style-name="T1">Группа операций </text:span>Intervals</text:h>
      <text:p text:style-name="Text_20_body"><text:tab/><text:span text:style-name="T1">Обеспечивает доступ к операциям над интервалами. Интервал — это промежуток между днями, когда происходит пополнение бюджета. </text:span></text:p>
      <text:p text:style-name="P4"><text:tab/>Например, если зарплата приходит 10 и 24 числа, то первый интервал будет 10.01.2016 — 24.01.2016, второй интервал: 25.01.2016 — 10.02.2016. и т. д.</text:p>
      <text:h text:style-name="Heading_20_3" text:outline-level="3">JSON <text:span text:style-name="T1">объект </text:span><text:span text:style-name="T12">interval</text:span></text:h>
      <text:p text:style-name="P15">{ <text:span text:style-name="T12">id: [</text:span><text:span text:style-name="T13">number</text:span><text:span text:style-name="T12">]</text:span><text:span text:style-name="T13">, </text:span><text:span text:style-name="T14">start: [</text:span><text:span text:style-name="T13">n</text:span><text:span text:style-name="T16">umber</text:span><text:span text:style-name="T14">], end: [</text:span><text:span text:style-name="T13">n</text:span><text:span text:style-name="T16">umber</text:span><text:span text:style-name="T14">]</text:span><text:span text:style-name="T13">, </text:span><text:span text:style-name="T14">sum: </text:span><text:span text:style-name="T13">[number</text:span><text:span text:style-name="T14">]</text:span><text:span text:style-name="T16"> </text:span>}</text:p>
      <text:list xml:id="list4231296848769786217" text:style-name="L1">
        <text:list-item>
          <text:p text:style-name="P9"><text:span text:style-name="T15">start – </text:span><text:span text:style-name="T3">начало интервала, содержит </text:span><text:span text:style-name="T8">unix timestamp,</text:span><text:span text:style-name="T3"> например </text:span><text:span text:style-name="T4">1454419024160</text:span><text:span text:style-name="T5"> (соответствует 2 февраля 2016).</text:span></text:p>
        </text:list-item>
        <text:list-item>
          <text:p text:style-name="P11">end – <text:span text:style-name="T1">конец интервала, содержит </text:span>unix timestamp;</text:p>
        </text:list-item>
        <text:list-item>
          <text:p text:style-name="P11">sum – <text:span text:style-name="T1">сумма</text:span>,<text:span text:style-name="T1"> с которой начинается интервал, например </text:span>123.45;</text:p>
        </text:list-item>
      </text:list>
      <text:p text:style-name="P7">Пример:</text:p>
      <text:p text:style-name="P17"><text:tab/><text:span text:style-name="T6">{ id: 12345, start: </text:span><text:span text:style-name="T10">1441129834000, end: 1441138693800, sum:123.45 </text:span><text:span text:style-name="T6">}</text:span></text:p>
      <text:h text:style-name="Heading_20_3" text:outline-level="3">GET <text:a xlink:type="simple" xlink:href="http://localhost:9001/api/intervals" text:style-name="Internet_20_link" text:visited-style-name="Visited_20_Internet_20_Link">http://localhost:9001/api/intervals</text:a></text:h>
      <text:p text:style-name="Text_20_body"><text:tab/><text:span text:style-name="T1">Позволяет выбрать интервал по дате, либо получить список интервалов между заданными датами.</text:span></text:p>
      <text:p text:style-name="P1"><text:span text:style-name="T1"><text:tab/>Запрос, что-бы получит интервал по дате: <text:s/></text:span><text:a xlink:type="simple" xlink:href="http://localhost:9001/api/intervals?timestamp=1454419024160" text:style-name="Internet_20_link" text:visited-style-name="Visited_20_Internet_20_Link">http://localhost:9001/api/intervals?timestamp=</text:a><text:a xlink:type="simple" xlink:href="http://localhost:9001/api/intervals?timestamp=1454419024160" text:style-name="Internet_20_link" text:visited-style-name="Visited_20_Internet_20_Link"><text:span text:style-name="T5">1454419024160</text:span></text:a></text:p>
      <text:p text:style-name="P1"><text:span text:style-name="T10"><text:tab/></text:span><text:span text:style-name="T5">Запрос, что-бы получить список интервалов между двумя датами: </text:span><text:a xlink:type="simple" xlink:href="http://localhost:9001/api/intervals?from=2015-12-01&amp;till=2015-01-31" text:style-name="Internet_20_link" text:visited-style-name="Visited_20_Internet_20_Link"><text:span text:style-name="T10">http://localhost:9001/api/intervals?from=2015-12-01&amp;till=2015-01-31</text:span></text:a></text:p>
      <text:p text:style-name="P1"><text:span text:style-name="T10"><text:tab/></text:span><text:span text:style-name="T5">Запрос без параметров </text:span><text:span text:style-name="T14">(</text:span><text:a xlink:type="simple" xlink:href="http://localhost:9001/api/intervals" text:style-name="Internet_20_link" text:visited-style-name="Visited_20_Internet_20_Link">http://localhost:9001/api/intervals</text:a><text:span text:style-name="T14">)</text:span><text:span text:style-name="T5"> вернёт последний интервал в списке.</text:span></text:p>
      <text:h text:style-name="P18" text:outline-level="3"><text:span text:style-name="T17">GET </text:span><text:a xlink:type="simple" xlink:href="http://localhost:9001/api/intervals/latest" text:style-name="Internet_20_link" text:visited-style-name="Visited_20_Internet_20_Link"><text:span text:style-name="T17">http://localhost:9001/api/intervals/latest</text:span></text:a></text:h>
      <text:p text:style-name="Text_20_body"><text:span text:style-name="T10"><text:tab/></text:span><text:span text:style-name="T5">Вернёт последний интервал в списке</text:span></text:p>
      <text:h text:style-name="P18" text:outline-level="3"><text:span text:style-name="T17">GET </text:span><text:a xlink:type="simple" xlink:href="http://localhost:9001/api/intervals/latest/summary" text:style-name="Internet_20_link" text:visited-style-name="Visited_20_Internet_20_Link"><text:span text:style-name="T17">http://localhost:9001/api/intervals/latest/summary</text:span></text:a></text:h>
      <text:p text:style-name="Text_20_body"><text:span text:style-name="T10"><text:tab/></text:span><text:span text:style-name="T5">Вернёт последний интервал и список платежей, совершённых в промежутке, заданном этим интервалом.</text:span></text:p>
      <text:h text:style-name="P18" text:outline-level="3"><text:span text:style-name="T17">GET </text:span><text:a xlink:type="simple" xlink:href="http://localhost:9001/api/intervals/:id" text:style-name="Internet_20_link" text:visited-style-name="Visited_20_Internet_20_Link"><text:span text:style-name="T17">http://localhost:9001/api/intervals/:id</text:span></text:a></text:h>
      <text:p text:style-name="Text_20_body"><text:span text:style-name="T10"><text:tab/></text:span><text:span text:style-name="T5">Получить интервал по заданному </text:span><text:span text:style-name="T11">id</text:span><text:span text:style-name="T10">. П</text:span><text:span text:style-name="T5">ример запроса:</text:span><text:span text:style-name="T10"> </text:span><text:a xlink:type="simple" xlink:href="http://localhost:9001/api/intervals/12345" text:style-name="Internet_20_link" text:visited-style-name="Visited_20_Internet_20_Link">http://localhost:9001/api/intervals/12345</text:a></text:p>
      <text:p text:style-name="Text_20_body"><text:span text:style-name="T10"/></text:p>
      <text:h text:style-name="P20" text:outline-level="3"><text:span text:style-name="T10">GET </text:span><text:a xlink:type="simple" xlink:href="http://localhost:9001/api/intervals/:id/payments" text:style-name="Internet_20_link" text:visited-style-name="Visited_20_Internet_20_Link">http://localhost:9001/api/intervals/:id/payments</text:a></text:h>
      <text:p text:style-name="Text_20_body"><text:span text:style-name="T10"><text:tab/></text:span><text:span text:style-name="T5">Вернёт список платежей, которые принадлежат интервалу, выбранному по </text:span><text:span text:style-name="T11">id</text:span><text:span text:style-name="T10">. </text:span><text:span text:style-name="T5">Пример запроса: </text:span><text:a xlink:type="simple" xlink:href="http://localhost:9001/api/intervals/12345/payments" text:style-name="Internet_20_link" text:visited-style-name="Visited_20_Internet_20_Link"><text:span text:style-name="T10">http://localhost:9001/api/intervals/12345/payments</text:span></text:a></text:p>
      <text:h text:style-name="P19" text:outline-level="3"><text:span text:style-name="T17">POST </text:span><text:a xlink:type="simple" xlink:href="http://localhost:9001/api/intervals/" text:style-name="Internet_20_link" text:visited-style-name="Visited_20_Internet_20_Link"><text:span text:style-name="T17">http://localhost:9001/api/intervals/</text:span></text:a></text:h>
      <text:p text:style-name="Text_20_body"><text:span text:style-name="T14"><text:tab/></text:span><text:span text:style-name="T5">Добавить в список интервалов новый объект типа </text:span><text:span text:style-name="T9">Interval</text:span><text:span text:style-name="T10">.</text:span></text:p>
      <text:h text:style-name="Heading_20_3" text:outline-level="3"><text:span text:style-name="T10">DELETE </text:span><text:a xlink:type="simple" xlink:href="http://localhost:9001/api/intervals/:id" text:style-name="Internet_20_link" text:visited-style-name="Visited_20_Internet_20_Link">http://localhost:9001/api/intervals/:id</text:a></text:h>
      <text:p text:style-name="Text_20_body"><text:span text:style-name="T10"><text:tab/></text:span><text:span text:style-name="T5">Удалить из списка интервалов интервал с заданным </text:span><text:span text:style-name="T11">id</text:span><text:span text:style-name="T10">.</text:span></text:p>
      <text:h text:style-name="P2" text:outline-level="2"><text:span text:style-name="T17">Группа операций </text:span><text:span text:style-name="T10">Payments</text:span></text:h>
      <text:p text:style-name="Text_20_body"><text:span text:style-name="T10"><text:tab/></text:span><text:span text:style-name="T5">Обеспечивает доступ к операциями над расходами. </text:span></text:p>
      <text:h text:style-name="P18" text:outline-level="3"><text:span text:style-name="T17">JSON </text:span><text:span text:style-name="T5">объект </text:span><text:span text:style-name="T17">payment</text:span></text:h>
      <text:p text:style-name="P16"><text:span text:style-name="T10">{ id: [</text:span><text:span text:style-name="T9">number</text:span><text:span text:style-name="T10">], date: [</text:span><text:span text:style-name="T9">text</text:span><text:span text:style-name="T10">], time: [</text:span><text:span text:style-name="T9">number</text:span><text:span text:style-name="T10">], sum: [</text:span><text:span text:style-name="T9">number</text:span><text:span text:style-name="T10">] }</text:span></text:p>
      <text:list xml:id="list1602784286728068454" text:style-name="L2">
        <text:list-item>
          <text:p text:style-name="P10"><text:span text:style-name="T10">id – </text:span><text:span text:style-name="T5">идентификатор платежа;</text:span></text:p>
        </text:list-item>
        <text:list-item>
          <text:p text:style-name="P14"><text:span text:style-name="T17">date – </text:span><text:span text:style-name="T5">дата платежа в формате </text:span><text:span text:style-name="T10">yyyy-mm-dd;</text:span></text:p>
        </text:list-item>
        <text:list-item>
          <text:p text:style-name="P14"><text:span text:style-name="T10">time – </text:span><text:span text:style-name="T5">временная метка платежа в формате </text:span><text:span text:style-name="T10">unix timestamp;</text:span></text:p>
        </text:list-item>
        <text:list-item>
          <text:p text:style-name="P14"><text:span text:style-name="T10">sum – </text:span><text:span text:style-name="T5">сумма платежа</text:span><text:span text:style-name="T10">. </text:span></text:p>
        </text:list-item>
      </text:list>
      <text:p text:style-name="P5"><text:span text:style-name="T17">Пример: </text:span></text:p>
      <text:p text:style-name="P6"><text:span text:style-name="T21">{ id: 12345, date: “2015-12-31”, time: 1441129834000, sum: 12.45 }</text:span></text:p>
      <text:h text:style-name="Heading_20_3" text:outline-level="3"><text:span text:style-name="T17">GET </text:span><text:a xlink:type="simple" xlink:href="http://localhost:9001/api/payments" text:style-name="Internet_20_link" text:visited-style-name="Visited_20_Internet_20_Link"><text:span text:style-name="T17">http://localhost:9001/api/payments</text:span></text:a></text:h>
      <text:p text:style-name="Text_20_body"><text:span text:style-name="T17"><text:tab/></text:span><text:span text:style-name="T5">Получить список расходов из последнего интервала;</text:span></text:p>
      <text:h text:style-name="Heading_20_3" text:outline-level="3"><text:span text:style-name="T17">GET </text:span><text:a xlink:type="simple" xlink:href="http://localhost:9001/api/payments?id=[number" text:style-name="Internet_20_link" text:visited-style-name="Visited_20_Internet_20_Link"><text:span text:style-name="T17">http://localhost:9001/api/payments?id=[</text:span></text:a><text:a xlink:type="simple" xlink:href="http://localhost:9001/api/payments?id=[number" text:style-name="Internet_20_link" text:visited-style-name="Visited_20_Internet_20_Link"><text:span text:style-name="T16">number</text:span></text:a><text:span text:style-name="T14">]</text:span></text:h>
      <text:p text:style-name="P13"><text:span text:style-name="T17"><text:tab/></text:span><text:span text:style-name="T5">Получить платёж по </text:span><text:span text:style-name="T11">id</text:span><text:span text:style-name="T10">. </text:span></text:p>
      <text:h text:style-name="Heading_20_3" text:outline-level="3"><text:span text:style-name="T17">GET </text:span><text:a xlink:type="simple" xlink:href="http://localhost:9001/api/payments?date=[string" text:style-name="Internet_20_link" text:visited-style-name="Visited_20_Internet_20_Link"><text:span text:style-name="T17">http://localhost:9001/api/payments?date=[</text:span></text:a><text:a xlink:type="simple" xlink:href="http://localhost:9001/api/payments?date=[string" text:style-name="Internet_20_link" text:visited-style-name="Visited_20_Internet_20_Link"><text:span text:style-name="T16">string</text:span></text:a><text:span text:style-name="T17">]</text:span></text:h>
      <text:p text:style-name="P12"><text:span text:style-name="T17"><text:tab/></text:span><text:span text:style-name="T5">Получить список платежей по дате. Дата в формате </text:span><text:span text:style-name="T17">yyyy-mm-dd. </text:span><text:span text:style-name="T5">Пример: </text:span><text:a xlink:type="simple" xlink:href="http://localhost:9001/api/payments?date=2015-01-31" text:style-name="Internet_20_link" text:visited-style-name="Visited_20_Internet_20_Link"><text:span text:style-name="T17">http://localhost:9001/api/payments?date=2015-01-31</text:span></text:a></text:p>
      <text:h text:style-name="Heading_20_3" text:outline-level="3"><text:span text:style-name="T17">GET </text:span><text:a xlink:type="simple" xlink:href="http://localhost:9001/api/payments?from=[string]&amp;till=[string" text:style-name="Internet_20_link" text:visited-style-name="Visited_20_Internet_20_Link">http://localhost:9001/api/payments?from=[string]&amp;till=[string</text:a><text:span text:style-name="T10">]</text:span></text:h>
      <text:p text:style-name="Text_20_body"><text:span text:style-name="T10"><text:tab/></text:span><text:span text:style-name="T5">Получить список платежей совершённых между датами, заданными </text:span><text:span text:style-name="T10">from </text:span><text:span text:style-name="T5">и </text:span><text:span text:style-name="T10">till. </text:span><text:span text:style-name="T5">Дата заданна в формате </text:span><text:span text:style-name="T10">yyyy-mm-dd.</text:span></text:p>
      <text:h text:style-name="P19" text:outline-level="3"><text:span text:style-name="T17">POST </text:span><text:a xlink:type="simple" xlink:href="http://localhost:9001/api/payments" text:style-name="Internet_20_link" text:visited-style-name="Visited_20_Internet_20_Link"><text:span text:style-name="T17">http://localhost:9001/api/payments</text:span></text:a></text:h>
      <text:p text:style-name="Text_20_body"><text:span text:style-name="T14"><text:tab/></text:span><text:span text:style-name="T5">Сохранить объект или список объектов типа </text:span><text:span text:style-name="T10">payment </text:span><text:span text:style-name="T5">в списке платежей. </text:span></text:p>
      <text:p text:style-name="Text_20_body"><text:soft-page-break/><text:span text:style-name="T5"/></text:p>
      <text:h text:style-name="P21" text:outline-level="3"><text:span text:style-name="T17">DELETE </text:span><text:a xlink:type="simple" xlink:href="http://localhost:9001/api/payments/:id" text:style-name="Internet_20_link" text:visited-style-name="Visited_20_Internet_20_Link"><text:span text:style-name="T17">http://localhost:9001/api/payments/:id</text:span></text:a></text:h>
      <text:p text:style-name="Text_20_body"><text:span text:style-name="T10"><text:tab/></text:span><text:span text:style-name="T5">Удалить платёж по его </text:span><text:span text:style-name="T11">id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BatangChe" svg:font-family="BatangChe" style:font-family-generic="modern" style:font-pitch="fixed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color="#3399ff"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center" style:justify-single-word="false"/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lya Denisov</meta:initial-creator>
    <meta:creation-date>2016-02-02T14:57:38.17</meta:creation-date>
    <dc:date>2016-02-03T14:56:06.80</dc:date>
    <dc:creator>Ilya Denisov</dc:creator>
    <meta:editing-duration>PT2H2M20S</meta:editing-duration>
    <meta:editing-cycles>10</meta:editing-cycles>
    <meta:generator>OpenOffice/4.1.2$Win32 OpenOffice.org_project/412m3$Build-9782</meta:generator>
    <meta:document-statistic meta:table-count="0" meta:image-count="0" meta:object-count="0" meta:page-count="4" meta:paragraph-count="51" meta:word-count="341" meta:character-count="3082"/>
  </office:meta>
</office:document-meta>
</file>